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<text:a xlink:href="relatorio://'FACTURACION ELECTRONICA Punto de Venta: '+str(pos.number)" xlink:type="simple">'FACTURACION ELECTRONICA Punto de Venta: '+str(pos.number)</text:a></text:p>
          </table:table-cell>
          <table:covered-table-cell table:number-columns-repeated="2" table:style-name="ce7"/>
          <table:covered-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style-name="ce8"/>
          <table:covered-table-cell table:style-name="ce1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/>
          <table:table-cell table:style-name="ce9"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for each='cpte in tipos_cptes'" xlink:type="simple">for each='cpte in tipos_cptes'</text:a>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<text:a xlink:href="relatorio://'Tipo de comprobante : ' + format_tipo_comprobante(cpte)" xlink:type="simple">'Tipo de comprobante : ' + format_tipo_comprobante(cpte)</text:a>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office:annotation draw:style-name="gr1" draw:text-style-name="P1" svg:width="2.899cm" svg:height="0.669cm" svg:x="8.772cm" svg:y="1.515cm" draw:caption-point-x="-0.61cm" draw:caption-point-y="0.913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21.563cm" svg:y="1.515cm" draw:caption-point-x="-0.61cm" draw:caption-point-y="0.913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1"/>
          <table:table-cell table:style-name="ce14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4"/>
          <table:table-cell table:style-name="ce25"/>
          <table:table-cell table:style-name="ce15" table:number-columns-repeated="2"/>
        </table:table-row>
        <table:table-row table:style-name="ro3">
          <table:table-cell table:number-columns-repeated="2"/>
          <table:table-cell table:style-name="ce12"/>
          <table:table-cell table:style-name="ce15"/>
          <table:table-cell table:style-name="ce17"/>
          <table:table-cell office:value-type="string" calcext:value-type="string">
            <text:p><text:a xlink:href="relatorio://if test='invoice.invoice_type.id == 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2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' '.join(invoice.party.address_get().full_address.split('\n')[1:])" xlink:type="simple">' '.join(invoice.party.address_get().full_address.split('\n')[1:])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/>
          <table:table-cell table:style-name="ce13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6"/>
          <table:table-cell table:style-name="ce19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1:09:04.872393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02-24T14:48:28.385972943</dc:date>
    <dc:creator>Luciano Rossi</dc:creator>
    <meta:editing-duration>PT4H7M44S</meta:editing-duration>
    <meta:editing-cycles>40</meta:editing-cycles>
    <meta:document-statistic meta:table-count="1" meta:cell-count="34" meta:object-count="0"/>
  </office:meta>
</office:document-meta>
</file>